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nux Biolinum G" svg:font-family="Linux Biolinum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  <style:text-properties style:font-name="Linux Biolinum G" style:text-line-through-style="solid" style:text-line-through-width="auto" style:text-line-through-color="font-color" style:text-line-through-mode="continuous" style:text-line-through-type="single"/>
    </style:style>
    <style:style style:name="P2" style:parent-style-name="Standard" style:list-style-name="LFO1" style:family="paragraph">
      <style:text-properties style:font-name="Linux Biolinum G"/>
    </style:style>
    <style:style style:name="P3" style:parent-style-name="Standard" style:list-style-name="LFO1" style:family="paragraph">
      <style:text-properties style:font-name="Linux Biolinum G"/>
    </style:style>
    <style:style style:name="P4" style:parent-style-name="Standard" style:list-style-name="LFO1" style:family="paragraph">
      <style:text-properties style:font-name="Linux Biolinum G"/>
    </style:style>
    <style:style style:name="P5" style:parent-style-name="Standard" style:list-style-name="LFO1" style:family="paragraph">
      <style:text-properties style:font-name="Linux Biolinum G" style:text-line-through-style="solid" style:text-line-through-width="auto" style:text-line-through-color="font-color" style:text-line-through-mode="continuous" style:text-line-through-type="single"/>
    </style:style>
    <style:style style:name="P6" style:parent-style-name="Standard" style:list-style-name="LFO1" style:family="paragraph">
      <style:text-properties style:font-name="Linux Biolinum G" style:text-line-through-style="solid" style:text-line-through-width="auto" style:text-line-through-color="font-color" style:text-line-through-mode="continuous" style:text-line-through-type="single"/>
    </style:style>
    <style:style style:name="P7" style:parent-style-name="Standard" style:list-style-name="LFO1" style:family="paragraph">
      <style:text-properties style:font-name="Linux Biolinum G" style:text-line-through-style="solid" style:text-line-through-width="auto" style:text-line-through-color="font-color" style:text-line-through-mode="continuous" style:text-line-through-type="single"/>
    </style:style>
    <style:style style:name="P8" style:parent-style-name="Standard" style:list-style-name="LFO1" style:family="paragraph">
      <style:text-properties style:font-name="Linux Biolinum G" style:text-line-through-style="solid" style:text-line-through-width="auto" style:text-line-through-color="font-color" style:text-line-through-mode="continuous" style:text-line-through-type="single"/>
    </style:style>
    <style:style style:name="P9" style:parent-style-name="Standard" style:list-style-name="LFO1" style:family="paragraph">
      <style:text-properties style:font-name="Linux Biolinum G"/>
    </style:style>
    <style:style style:name="P10" style:parent-style-name="Standard" style:list-style-name="LFO1" style:family="paragraph"/>
    <style:style style:name="T11" style:parent-style-name="DefaultParagraphFont" style:family="text">
      <style:text-properties style:font-name="Linux Biolinum G"/>
    </style:style>
    <style:style style:name="T12" style:parent-style-name="DefaultParagraphFont" style:family="text">
      <style:text-properties style:font-name="Linux Biolinum G"/>
    </style:style>
    <style:style style:name="P13" style:parent-style-name="Standard" style:list-style-name="LFO1" style:family="paragraph"/>
    <style:style style:name="T14" style:parent-style-name="DefaultParagraphFont" style:family="text">
      <style:text-properties style:font-name="Linux Biolinum G"/>
    </style:style>
    <style:style style:name="P15" style:parent-style-name="Standard" style:list-style-name="LFO1" style:family="paragraph"/>
    <style:style style:name="T16" style:parent-style-name="DefaultParagraphFont" style:family="text">
      <style:text-properties style:font-name="Linux Biolinum G"/>
    </style:style>
    <style:style style:name="T17" style:parent-style-name="DefaultParagraphFont" style:family="text">
      <style:text-properties style:font-name="Linux Biolinum G"/>
    </style:style>
  </office:automatic-styles>
  <office:body>
    <office:text text:use-soft-page-breaks="true">
      <text:list text:style-name="LFO1" text:continue-numbering="true">
        <text:list-item>
          <text:p text:style-name="P1">interactivity</text:p>
        </text:list-item>
        <text:list-item>
          <text:p text:style-name="P2">stored dictionary of still lifes, oscillators, methuselahs, etc</text:p>
        </text:list-item>
        <text:list-item>
          <text:p text:style-name="P3">ability to loop edges</text:p>
        </text:list-item>
        <text:list-item>
          <text:p text:style-name="P4">ability for cells to spread beyond visible board</text:p>
        </text:list-item>
        <text:list-item>
          <text:p text:style-name="P5">ability to detect oscillating states</text:p>
        </text:list-item>
        <text:list-item>
          <text:p text:style-name="P6">display of current population</text:p>
        </text:list-item>
        <text:list-item>
          <text:p text:style-name="P7">draw grid lines</text:p>
        </text:list-item>
        <text:list-item>
          <text:p text:style-name="P8">turn<text:s/>vertical bar characters into GUI breaks</text:p>
        </text:list-item>
        <text:list-item>
          <text:p text:style-name="P9">ask poster of reddit post describing massive Conway life database project if he can provide detailed statistics on common methuselahs, oscillators, etc, beyond what is provided by the wiki</text:p>
        </text:list-item>
        <text:list-item>
          <text:p text:style-name="P10"><text:span text:style-name="T11">ability to take screenshot i</text:span><text:span text:style-name="T12">mage of scenario from clipboard and load it into the game</text:span></text:p>
        </text:list-item>
        <text:list-item>
          <text:p text:style-name="P13"><text:span text:style-name="T14">make it so that when you resize the window the canvas will resize automatically</text:span></text:p>
        </text:list-item>
        <text:list-item>
          <text:p text:style-name="P15"><text:span text:style-name="T16">make cells seed in a normal distribution, so that more of them spawn near the middle and less near the edges. That, or</text:span><text:span text:style-name="T17"><text:s/>make a dead zone around the edge of the boar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nux Biolinum G" svg:font-family="Linux Biolinum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rey Anderson</dc:creator>
    <meta:creation-date>2019-01-03T16:47:00Z</meta:creation-date>
    <dc:date>2019-10-17T10:42:00Z</dc:date>
    <meta:template xlink:href="Normal.dotm" xlink:type="simple"/>
    <meta:editing-cycles>9</meta:editing-cycles>
    <meta:editing-duration>PT28140S</meta:editing-duration>
    <meta:document-statistic meta:page-count="1" meta:paragraph-count="1" meta:word-count="118" meta:character-count="796" meta:row-count="5" meta:non-whitespace-character-count="679"/>
  </office:meta>
</office:document-meta>
</file>